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SC" svg:font-family="'Noto Sans SC'" style:font-family-generic="system" style:font-pitch="variable"/>
  </office:font-face-decls>
  <office:automatic-styles>
    <style:style style:name="P1" style:family="paragraph" style:parent-style-name="Standard">
      <style:text-properties officeooo:paragraph-rsid="002166ff"/>
    </style:style>
    <style:style style:name="P2" style:family="paragraph" style:parent-style-name="Text_20_body">
      <style:text-properties officeooo:paragraph-rsid="002166ff"/>
    </style:style>
    <style:style style:name="P3" style:family="paragraph" style:parent-style-name="Standard">
      <style:text-properties style:text-underline-style="none"/>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officeooo:paragraph-rsid="00256275"/>
    </style:style>
    <style:style style:name="P7" style:family="paragraph" style:parent-style-name="Text_20_body">
      <style:text-properties officeooo:paragraph-rsid="0029061c"/>
    </style:style>
    <style:style style:name="P8" style:family="paragraph" style:parent-style-name="Text_20_body">
      <style:text-properties officeooo:paragraph-rsid="00368d57"/>
    </style:style>
    <style:style style:name="P9" style:family="paragraph" style:parent-style-name="Text_20_body">
      <style:text-properties officeooo:paragraph-rsid="003b1311"/>
    </style:style>
    <style:style style:name="P10" style:family="paragraph" style:parent-style-name="Text_20_body">
      <style:text-properties officeooo:paragraph-rsid="004a9118"/>
    </style:style>
    <style:style style:name="P11" style:family="paragraph" style:parent-style-name="Text_20_body">
      <style:text-properties officeooo:paragraph-rsid="004fa794"/>
    </style:style>
    <style:style style:name="P12" style:family="paragraph" style:parent-style-name="Standard">
      <style:text-properties style:text-underline-style="none"/>
    </style:style>
    <style:style style:name="P13" style:family="paragraph" style:parent-style-name="Standard">
      <style:text-properties officeooo:paragraph-rsid="0053e497"/>
    </style:style>
    <style:style style:name="P14" style:family="paragraph" style:parent-style-name="Text_20_body">
      <style:text-properties style:text-underline-style="none"/>
    </style:style>
    <style:style style:name="P15" style:family="paragraph" style:parent-style-name="Text_20_body">
      <style:text-properties officeooo:paragraph-rsid="004a9118"/>
    </style:style>
    <style:style style:name="P16" style:family="paragraph" style:parent-style-name="Text_20_body">
      <style:text-properties officeooo:paragraph-rsid="0057bb54"/>
    </style:style>
    <style:style style:name="P17" style:family="paragraph" style:parent-style-name="Text_20_body">
      <style:text-properties officeooo:paragraph-rsid="0059b5bd"/>
    </style:style>
    <style:style style:name="P18" style:family="paragraph" style:parent-style-name="Text_20_body">
      <style:text-properties officeooo:paragraph-rsid="005d65ee"/>
    </style:style>
    <style:style style:name="P19" style:family="paragraph" style:parent-style-name="Text_20_body">
      <style:text-properties officeooo:paragraph-rsid="005ef7e9"/>
    </style:style>
    <style:style style:name="T1" style:family="text">
      <style:text-properties officeooo:rsid="002166ff"/>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27abf8" style:font-style-asian="normal" style:font-weight-asian="normal" style:font-style-complex="normal" style:font-weight-complex="normal"/>
    </style:style>
    <style:style style:name="T4" style:family="text">
      <style:text-properties fo:font-style="normal" fo:font-weight="normal" officeooo:rsid="0029c979" style:font-style-asian="normal" style:font-weight-asian="normal" style:font-style-complex="normal" style:font-weight-complex="normal"/>
    </style:style>
    <style:style style:name="T5" style:family="text">
      <style:text-properties fo:font-style="normal" fo:font-weight="normal" officeooo:rsid="004fa794" style:font-style-asian="normal" style:font-weight-asian="normal" style:font-style-complex="normal" style:font-weight-complex="normal"/>
    </style:style>
    <style:style style:name="T6" style:family="text">
      <style:text-properties fo:font-style="normal" fo:font-weight="normal" officeooo:rsid="0050def3" style:font-style-asian="normal" style:font-weight-asian="normal" style:font-style-complex="normal" style:font-weight-complex="normal"/>
    </style:style>
    <style:style style:name="T7" style:family="text">
      <style:text-properties fo:font-style="normal" fo:font-weight="normal" officeooo:rsid="005aeb29" style:font-style-asian="normal" style:font-weight-asian="normal"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fo:font-weight="normal" officeooo:rsid="0027abf8" style:font-style-asian="normal" style:font-weight-asian="normal" style:font-style-complex="normal" style:font-weight-complex="normal"/>
    </style:style>
    <style:style style:name="T10" style:family="text">
      <style:text-properties fo:font-style="normal" style:text-underline-style="none" fo:font-weight="normal" officeooo:rsid="00469316" style:font-style-asian="normal" style:font-weight-asian="normal" style:font-style-complex="normal" style:font-weight-complex="normal"/>
    </style:style>
    <style:style style:name="T11" style:family="text">
      <style:text-properties fo:font-style="normal" style:text-underline-style="none" fo:font-weight="normal" officeooo:rsid="003be6e4" style:font-style-asian="normal" style:font-weight-asian="normal" style:font-style-complex="normal" style:font-weight-complex="normal"/>
    </style:style>
    <style:style style:name="T12" style:family="text">
      <style:text-properties fo:font-style="normal" style:text-underline-style="none" fo:font-weight="normal" officeooo:rsid="004d7a6f" style:font-style-asian="normal" style:font-weight-asian="normal" style:font-style-complex="normal" style:font-weight-complex="normal"/>
    </style:style>
    <style:style style:name="T13" style:family="text">
      <style:text-properties fo:font-style="normal" style:text-underline-style="none" fo:font-weight="normal" officeooo:rsid="004ee5b5" style:font-style-asian="normal" style:font-weight-asian="normal" style:font-style-complex="normal" style:font-weight-complex="normal"/>
    </style:style>
    <style:style style:name="T14" style:family="text">
      <style:text-properties fo:font-style="normal" style:text-underline-style="none" fo:font-weight="normal" officeooo:rsid="0055a698" style:font-style-asian="normal" style:font-weight-asian="normal" style:font-style-complex="normal" style:font-weight-complex="normal"/>
    </style:style>
    <style:style style:name="T15" style:family="text">
      <style:text-properties fo:font-style="normal" style:text-underline-style="none" fo:font-weight="normal" officeooo:rsid="0059b5bd" style:font-style-asian="normal" style:font-weight-asian="normal" style:font-style-complex="normal" style:font-weight-complex="normal"/>
    </style:style>
    <style:style style:name="T16" style:family="text">
      <style:text-properties officeooo:rsid="002a759a"/>
    </style:style>
    <style:style style:name="T17" style:family="text">
      <style:text-properties officeooo:rsid="002be70e"/>
    </style:style>
    <style:style style:name="T18" style:family="text">
      <style:text-properties officeooo:rsid="002d9839"/>
    </style:style>
    <style:style style:name="T19" style:family="text">
      <style:text-properties officeooo:rsid="0033f601"/>
    </style:style>
    <style:style style:name="T20" style:family="text">
      <style:text-properties officeooo:rsid="00368d57"/>
    </style:style>
    <style:style style:name="T21" style:family="text">
      <style:text-properties officeooo:rsid="003d4d3c"/>
    </style:style>
    <style:style style:name="T22" style:family="text">
      <style:text-properties officeooo:rsid="003e8be4"/>
    </style:style>
    <style:style style:name="T23" style:family="text">
      <style:text-properties officeooo:rsid="004073c5"/>
    </style:style>
    <style:style style:name="T24" style:family="text">
      <style:text-properties style:text-underline-style="none"/>
    </style:style>
    <style:style style:name="T25" style:family="text">
      <style:text-properties style:text-underline-style="none" officeooo:rsid="0039e2c7"/>
    </style:style>
    <style:style style:name="T26" style:family="text">
      <style:text-properties style:text-underline-style="none" officeooo:rsid="00368d57"/>
    </style:style>
    <style:style style:name="T27" style:family="text">
      <style:text-properties style:text-underline-style="none" officeooo:rsid="004d11fb"/>
    </style:style>
    <style:style style:name="T28" style:family="text">
      <style:text-properties style:text-underline-style="none" fo:font-weight="normal" officeooo:rsid="004ee5b5" style:font-weight-asian="normal" style:font-weight-complex="normal"/>
    </style:style>
    <style:style style:name="T29" style:family="text">
      <style:text-properties style:text-underline-style="none" officeooo:rsid="0053e497"/>
    </style:style>
    <style:style style:name="T30" style:family="text">
      <style:text-properties style:text-underline-style="none" officeooo:rsid="00469316"/>
    </style:style>
    <style:style style:name="T31" style:family="text">
      <style:text-properties style:text-underline-style="none" officeooo:rsid="003d4d3c"/>
    </style:style>
    <style:style style:name="T32" style:family="text">
      <style:text-properties style:text-underline-style="none" officeooo:rsid="003e8be4"/>
    </style:style>
    <style:style style:name="T33" style:family="text">
      <style:text-properties style:text-underline-style="none" officeooo:rsid="004a9118"/>
    </style:style>
    <style:style style:name="T34" style:family="text">
      <style:text-properties style:text-underline-style="none" officeooo:rsid="005d65ee"/>
    </style:style>
    <style:style style:name="T35" style:family="text">
      <style:text-properties officeooo:rsid="00469316"/>
    </style:style>
    <style:style style:name="T36" style:family="text">
      <style:text-properties officeooo:rsid="004a776d"/>
    </style:style>
    <style:style style:name="T37" style:family="text">
      <style:text-properties officeooo:rsid="004a901f"/>
    </style:style>
    <style:style style:name="T38" style:family="text">
      <style:text-properties officeooo:rsid="004a9118"/>
    </style:style>
    <style:style style:name="T39" style:family="text">
      <style:text-properties officeooo:rsid="004d7a6f"/>
    </style:style>
    <style:style style:name="T40" style:family="text">
      <style:text-properties officeooo:rsid="0053e497"/>
    </style:style>
    <style:style style:name="T41" style:family="text">
      <style:text-properties officeooo:rsid="005b8321"/>
    </style:style>
    <style:style style:name="T42" style:family="text">
      <style:text-properties officeooo:rsid="005da62b"/>
    </style:style>
    <style:style style:name="T43" style:family="text">
      <style:text-properties officeooo:rsid="005ef7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ello party people, Orange Cap here.</text:p>
      <text:p text:style-name="Standard"/>
      <text:p text:style-name="Standard"/>
      <text:p text:style-name="P4">I’ve spent the past few years building a StarCraft 2 mod (<text:span text:style-name="T42">Y</text:span>ouWant), and today—and over the coming months—I want to introduce it to you. I’ll be releasing videos on a regular basis, in which I go into detail about changes to units and other aspects of the game. Each video will focus on one unit, but in some videos I’ll also cover new mechanics and other features. I expect to publish a new video every two days.</text:p>
      <text:p text:style-name="Text_20_body">Since the mod is constantly evolving and has changed many times over the past years, it’s possible that I might forget to mention a change here and there, or that some changes have already become outdated—even though, based on the current state of things, that should be pretty rare. The same goes for any comments I make about the current state of StarCraft 2 itself, which has also changed over the years and will continue to change.</text:p>
      <text:p text:style-name="Text_20_body">In today’s video, I’ll briefly outline the goal of my mod, explain my approach to the changes, and also share some assumptions about what Blizzard’s thought process might have been during the development of StarCraft 2—and I’ll be criticizing some of those ideas as well. I won’t always be right, of course, but I still want to put these thoughts out there. Over the years, I’ve consumed a lot of StarCraft 2 content, and I know that many of my observations align with those of other players, casters, developers, and people generally interested in StarCraft 2. That’s not meant as proof that I’m right or wrong, but rather to show that my ideas didn’t come out of nowhere—I’ve often been inspired by others to make changes or try new ideas, some of which eventually made it into the mod.</text:p>
      <text:p text:style-name="Text_20_body">This process of seeking feedback and improving StarCraft 2 will never really be finished, which means the mod will continue to evolve even after this video. Some things I present in videos may change again later and might no longer be the way I originally explained them. Naturally, this also depends heavily on when you’re watching the video.</text:p>
      <text:p text:style-name="Text_20_body">Making many small videos is therefore very fitting, because it’ll be easier for me to give you future updates on each unit and mechanic, and I can also record and upload new videos much faster.</text:p>
      <text:p text:style-name="P3">And for you, it makes things simpler too, since you’ll be able to quickly check the changes and the reasoning behind them for any specific unit you’re interested in.</text:p>
      <text:p text:style-name="P3"/>
      <text:p text:style-name="P13"><text:span text:style-name="T24">Now, in this video we’re not gonna dive into a specific unit just yet. Instead, we’ll first talk about a couple of general things that affect all units. We’ll start with a couple of </text:span><text:span text:style-name="T27">observatio</text:span><text:span text:style-name="T29">n</text:span><text:span text:style-name="T27">s </text:span><text:span text:style-name="T29">and</text:span><text:span text:style-name="T27"> </text:span><text:span text:style-name="T24">assumpt</text:span>ions that I’ll break down in detail. Alright, let’s jump in.</text:p>
      <text:p text:style-name="Standard"/>
      <text:p text:style-name="P13">The first observation <text:s/>is that, during the early development of StarCraft 2, Blizzard stayed really close to StarCraft: Brood War. They wanted to make sure the game felt right and stayed on the same quality level. You can actually see this in early alpha footage, where the buildings of each faction still looked much closer to the Brood War style <text:span text:style-name="T1">and u</text:span>nit stats like hit points, damage, and so on were also basically copied over one-to-one in the beginning.</text:p>
      <text:p text:style-name="Standard"/>
      <text:p text:style-name="P1">The second <text:span text:style-name="T40">observation</text:span> is that, as development went on, Blizzard created better algorithms for unit movement. That way, armies would move across the map more smoothly as one big group, instead of automatically creating gaps between units like they did in Brood War. Another big change was removing the 12-unit selection limit, so now you could group up as many units as you want. That last one won’t play a big role in the points we’ll talk about later, but it’s still worth mentioning.</text:p>
      <text:p text:style-name="P1"><text:soft-page-break/></text:p>
      <text:p text:style-name="P1">----</text:p>
      <text:p text:style-name="P1"/>
      <text:p text:style-name="P2">Now let’s get to the first <text:span text:style-name="T40">assumption</text:span>. <text:span text:style-name="T19">The improved movement algorithm</text:span> leads to armies dealing more damage, but also taking more damage, because more units get into firing range faster, and clumped-up groups of units are much more vulnerable to area-of-effect attacks. So the change to the movement algorithms has a huge impact on gameplay — and in my view, it’s actually the biggest impact. Unfortunately, I’d argue it’s a negative one, because this is exactly what makes StarCraft 2 feel too fast, too mechanical, and even frustrating for a lot of players.</text:p>
      <text:p text:style-name="Text_20_body">My second <text:span text:style-name="T39">assumption</text:span> here is that Blizzard didn’t really notice this for a long time — and if some people on the team did notice, they either weren’t in a position to do anything about it, or development was already too far along to come up with solutions. One possible solution could have been to give units and <text:span text:style-name="T24">buildings more hit points to counteract the higher damage output. That way, despite the improved movement algorithms, units would survive about as long as they did in Brood War when fighting other armies or taking AoE damage.</text:span></text:p>
      <text:p text:style-name="P4"><text:span text:style-name="T36">Furthermore, </text:span>I also believe Blizzard was holding on, too tightly to keeping StarCraft 2 comparable to Brood War. Because of that, they didn’t want to change unit and building stats too drastically. A <text:span text:style-name="T20">drone </text:span>was supposed to still have 4<text:span text:style-name="T20">0</text:span> hit points, a Zergling 35 <text:span text:style-name="T20">hit points</text:span>, and so on — simply to maintain a kind of baseline balance with Brood War and to make development easier. But what they didn’t realize was that the improved movement algorithms had already thrown that balance out <text:span text:style-name="T37">of</text:span> the window.</text:p>
      <text:p text:style-name="P8"><text:span text:style-name="T24">On top of that, some units even got additional buffs. For example, Marines had their range set to 5 by default, instead of requiring an upgrade like in Brood War. Yes, they also received 5 more hit points </text:span><text:span text:style-name="T26">and an additional 10 fro</text:span><text:span text:style-name="T20">m the Combat Shield upgrade</text:span>, but that doesn’t really compensate for the effects of the new movement system. In addition, very few units received buffs in this regard. In fact, the Zealot even had 10 shield points taken away. </text:p>
      <text:p text:style-name="P6">Of course, there were smaller tweaks to unit stats here and there, especially as new units and abilities were added and StarCraft 2 gradually grew into its own game. But the dramatic impact of the movement changes clearly wasn’t on Blizzard’s radar. You could already feel the effects in the beta and even during Wings of Liberty, but either they couldn’t identify the real cause, or they realized that fixing it would require massive changes to unit stats — which would be both a huge risk for balance and a huge amount of work. You can see that they did notice some of the negative effects, since they had to address them with patches. For example, the radius of Psi Storm was reduced from 2 to 1.5 during Wings of Liberty, while in Brood War it was actually 3. Hatcheries and the Nexus also got more hit points and shields. The Command Center probably didn’t, since you can repair it, which already keeps it alive longer than a Hatchery or a Nexus. Back then there was <text:span text:style-name="T24">no Shield Battery yet, and the Queen’s healing (Transfuse) was </text:span><text:span text:style-name="T25">also</text:span><text:span text:style-name="T24"> limited. Even so, as we can see today, those changes weren’t enough to make StarCraft 2 less frustrating for everyone. </text:span></text:p>
      <text:p text:style-name="P5">Even if they did realize it, they couldn’t or wouldn’t take on the risk and effort. And for some reason, they also kept holding on to that old Brood War stat framework — or at least believed they had to — as a kind of safe anchor point to maintain comparability with Brood War.</text:p>
      <text:p text:style-name="P11"><text:span text:style-name="Strong_20_Emphasis"><text:span text:style-name="T8">Now we get to a really important point—and to my next </text:span></text:span><text:span text:style-name="Strong_20_Emphasis"><text:span text:style-name="T14">assumption</text:span></text:span><text:span text:style-name="Strong_20_Emphasis"><text:span text:style-name="T8">. <text:line-break/>StarCraft 2 is a worse RTS than it needs to be. </text:span></text:span><text:span text:style-name="Strong_20_Emphasis"><text:span text:style-name="T12">P</text:span></text:span><text:span text:style-name="Strong_20_Emphasis"><text:span text:style-name="T8">recisely because it’s too mechanically demanding.<text:line-break/></text:span></text:span><text:soft-page-break/><text:span text:style-name="Strong_20_Emphasis"><text:span text:style-name="T13">Even in game-design books like </text:span></text:span><text:span text:style-name="Strong_20_Emphasis"><text:span text:style-name="Emphasis"><text:span text:style-name="T28">On Game Design</text:span></text:span></text:span><text:span text:style-name="Strong_20_Emphasis"><text:span text:style-name="T13"> by Chris Crawford — “We can conclude that such a game supports a small amount of interaction at a very fast pace; the end result is certainly highly interactive, but the bulk of its interactivity is derived from its speed rather than the brilliance of its design.” — or in something Jesse Schell once wrote to a similar effect, you see the same idea: bad games present us with challenges that are either too low or far too high, while good games strike exactly the right balance. I conclude from this that one particular type of challenge in StarCraft 2 — namely the challenge to one’s reaction speed — is far too high, while the challenge to one’s strategic thinking, which can be improved much more easily through learning, is too low.<text:line-break/><text:line-break/></text:span></text:span><text:span text:style-name="Strong_20_Emphasis"><text:span text:style-name="T8">The ‘</text:span></text:span><text:span text:style-name="Strong_20_Emphasis"><text:span text:style-name="T2">S’ in RTS stands for </text:span></text:span><text:span text:style-name="Strong_20_Emphasis"><text:span text:style-name="Emphasis"><text:span text:style-name="T2">Strategy</text:span></text:span></text:span><text:span text:style-name="Strong_20_Emphasis"><text:span text:style-name="T2">, not </text:span></text:span><text:span text:style-name="Strong_20_Emphasis"><text:span text:style-name="Emphasis"><text:span text:style-name="T2">Speed</text:span></text:span></text:span><text:span text:style-name="Strong_20_Emphasis"><text:span text:style-name="T2">. And the ‘RT’ stands for </text:span></text:span><text:span text:style-name="Strong_20_Emphasis"><text:span text:style-name="Emphasis"><text:span text:style-name="T2">Real-Time</text:span></text:span></text:span><text:span text:style-name="Strong_20_Emphasis"><text:span text:style-name="T2">, meaning everyone plays simultaneously. The opposite would be turn-</text:span></text:span><text:span text:style-name="Strong_20_Emphasis"><text:span text:style-name="T8">based, where you have unlimited—or at least a lot of—time for each move, and players go one after another, so the focus is on strategy: the decisions you make determine win or loss, not your reaction speed. To be fair, RTS games also have a lot of tactical elements, and reacting on the fly to changing situations is important. That’s a core part of RTS, too—though the ‘T’ in RTS doesn’t actually stand for ‘tactics,’ even if it’s a core component.</text:span></text:span></text:p>
      <text:p text:style-name="P16"><text:span text:style-name="Strong_20_Emphasis"><text:span text:style-name="T8">A good RTS, then, balances Real-Time and Strategy. Both are equally important. If an RTS has too little ‘RT’, it’s a bad RTS because players aren’t acting simultaneously anymore; you get downtime, people wait, and the flow breaks. Likewise, if there’s too little ‘Strategy’, it’s also a bad RTS. A good RTS must therefore keep real-time and strategy in balance </text:span></text:span><text:span text:style-name="Strong_20_Emphasis"><text:span text:style-name="T15">a</text:span></text:span><text:span text:style-name="Strong_20_Emphasis"><text:span text:style-name="T8">nd most attacks require a very high reaction speed in order to be defended properly. Better players naturally have this, but most players do not. Therefore, tools would need to be introduced that better players can use just as effectively as weaker players, so that strategies depend less on reaction speed. </text:span></text:span></text:p>
      <text:p text:style-name="P17"><text:span text:style-name="Strong_20_Emphasis"><text:span text:style-name="T8">There has to be room for strategy—but that room gets squeezed when the physical speed requirement is too high, because there’s too little time left to react and make decisions. So that losing a critical number of units and production buildings often can’t be prevented—except at a very high level, where you can anticipate many of the opponent’s actions in advance, because players know the standard strategies and even their opponents’ playstyles and habits. This also shows that at the pro level you can narrow what might happen down to just a few options, which makes decisions easier—something most players on the regular ranked ladder can’t do. </text:span></text:span></text:p>
      <text:p text:style-name="P17"><text:span text:style-name="Strong_20_Emphasis"><text:span text:style-name="T8"/></text:span></text:p>
      <text:p text:style-name="P17"><text:span text:style-name="Strong_20_Emphasis"><text:span text:style-name="T8">And unfortunately, in StarCraft 2 you lose armies and production buildings </text:span></text:span><text:span text:style-name="Strong_20_Emphasis"><text:span text:style-name="T9">very fast. </text:span></text:span><text:span text:style-name="Strong_20_Emphasis"><text:span text:style-name="T8">That’s not entirely different in Brood War, but it’s </text:span></text:span><text:span text:style-name="Emphasis"><text:span text:style-name="T8">far less pronounced</text:span></text:span><text:span text:style-name="Strong_20_Emphasis"><text:span text:style-name="T8"> there than in SC2—which i</text:span></text:span><text:span text:style-name="Strong_20_Emphasis"><text:span text:style-name="T2">s what makes SC2 a </text:span></text:span><text:span text:style-name="Strong_20_Emphasis"><text:span text:style-name="T5">worse</text:span></text:span><text:span text:style-name="Strong_20_Emphasis"><text:span text:style-name="T2"> RTS. And yes, I can already hear people saying: StarCraft 2 has great visuals, great sound, a great story, excellent faction and unit design, good campaigns, multiple modes, ranked, co-op commanders, the arcade, a powerful editor—yada yada yada. I know. That makes StarCraft 2 a good game in many aspects, but—due to the imbalance between the reaction speed it requires and the amount of meaningful strategic decision-making it offers—a weaker RTS than it could and should be.</text:span></text:span></text:p>
      <text:p text:style-name="P9"><text:span text:style-name="Strong_20_Emphasis"><text:span text:style-name="T2">That also shows how hard game development is: a thousand tiny gears all have to mesh perfectly, and only a few combinations actually produce a good RTS. A seemingly ‘small’ change—like improved movement algorithms—can have massive gameplay consequences and, in public perception, make the game significantly worse than it could be. Even though StarCraft 2 gets a lot </text:span></text:span><text:soft-page-break/><text:span text:style-name="Strong_20_Emphasis"><text:span text:style-name="T2">of things right, in the end this one small mistake turns it into an RTS that’s much less appealing for many players. And that’s one of the main reasons why StarCraft 2 ended up less successful than it could have been. It’s </text:span></text:span><text:span text:style-name="Strong_20_Emphasis"><text:span text:style-name="T3">compared to most other RTS </text:span></text:span><text:span text:style-name="Strong_20_Emphasis"><text:span text:style-name="T2">successful because of all those other well-executed aspects, but it</text:span></text:span><text:span text:style-name="Strong_20_Emphasis"><text:span text:style-name="T3">s ranked mode</text:span></text:span><text:span text:style-name="Strong_20_Emphasis"><text:span text:style-name="T2"> could have been much better if this one aspect had been fixed earlier and better. </text:span></text:span><text:span text:style-name="Strong_20_Emphasis"><text:span text:style-name="T3">You can still feel the effects today — that’s why people prefer campaign, co-op, or custom maps over StarCraft 2 ranked. It’s also why ranked team games never became as successful as they could have. And it’s not just pro players who like ranked; lots of casual players enjoy ranked team games as well. In other games — like Age of Empires II and IV — this works very well, and most players there play ranked team games rather than 1v1 or single-player. <text:line-break/></text:span></text:span><text:span text:style-name="Strong_20_Emphasis"><text:span text:style-name="T9">These observations and assumptions led me to develop a StarCraft 2 mod that fixes this—and </text:span></text:span><text:span text:style-name="Strong_20_Emphasis"><text:span text:style-name="T10">much </text:span></text:span><text:span text:style-name="Strong_20_Emphasis"><text:span text:style-name="T9">more. I want every player, from beginner to pro, to have more fun with SC2 ranked, </text:span></text:span><text:span text:style-name="Strong_20_Emphasis"><text:span text:style-name="T11">especially in team games.</text:span></text:span></text:p>
      <text:p text:style-name="P10"><text:span text:style-name="T24">To achieve that, I believe it’s absolutely necessary to significantly increase the hit points of units and buildings. I experimented with different HP values — </text:span><text:span text:style-name="T30">from </text:span><text:span text:style-name="T24">+</text:span><text:span text:style-name="T31">twenty five (25) </text:span><text:span text:style-name="T24">%, </text:span><text:span text:style-name="T30">to</text:span><text:span text:style-name="T32"> </text:span><text:span text:style-name="T24">+</text:span><text:span text:style-name="T31">two-hundred (200) </text:span><text:span text:style-name="T24">% — and kept testing which pace of losing units and structures worked best to give players enough time to re-produce and enable comebacks. I eventually settled on +100%. In addition, I reduced the DPS of many units, increased their interaction radius so that AoE damage has a smaller impact, and made over 1,000 individual unit changes to increase variety and immersion, while also adding nice-to-have features. My impression is that some people worry that increasing hit points would make the game too boring. And if you increase HP too much, that’s true. But as we can see, too little HP also doesn’t create much </text:span><text:span text:style-name="T33">more</text:span><text:span text:style-name="T24"> interest in StarCraft 2. In game design, it always comes down to finding the right balance between different factors, and in my opinion I’ve adjusted them in such a way that the game is overall more interesting for a larger audience. Players finally have time to react to things, to micro more, and to get the most out of their units and micro skills, which enables comebacks and potentially creates room for more exciting encounters in a match. And these changes apply to everyone: if your opponent’s units and buildings go down “too slowly” for your taste, the extra HP and shields on your side also give you the window to change that. There’s no reason for boredom. You know your mission; if you can’t accomplish it, you need to play more strategically to get it done. </text:span>The challenge doesn’t get smaller—it shifts from almost purely macro mechanics and reaction time toward micro mechanics as well as strategic and tactical skills, while several other changes expand the player’s options to do exactly that.</text:p>
      <text:p text:style-name="P18"><text:span text:style-name="T24">To be clear, this mod is not a balance mod. It’s a design mod focused on improving the overall player experience for most players. </text:span><text:span text:style-name="T34">T</text:span><text:span text:style-name="T24">hat </text:span><text:span text:style-name="T34">also</text:span><text:span text:style-name="T24"> means a lot more variety, replay value, more quality-of-life features, better unit control, and stronger immersion. The variety is, among other things, <text:s/>reflected in the ability to play the mod on a much wider range of maps — even fully open maps with no high ground, ramps, or choke points, and island maps where Terran no longer gains an automatic advantage simply because of buildings that can fly from the very beginning of the game. </text:span><text:s/>It also shows up in how units can defend themselves against a wider range of threats, which opens up more different compositions and strategies. There are alternative unit comps that work just as well as the well-known, established ones. <text:span text:style-name="T23">The mod</text:span> also improve<text:span text:style-name="T23">s</text:span> many things that players and casters have rightly criticized in videos or forums—for example, lowering the Raven’s hotkey priority, or giving the Overlord a slower turn rate so its movement feels more authentic, since Overlords have always been the lumbering lifeforms, not the quick, agile ones like Zerglings. Of <text:soft-page-break/>course there are trade-offs. You can’t just max out a single axis of game design and get a perfect game. It’s always about the interplay and the right balance of all components. </text:p>
      <text:p text:style-name="P10">A laser focus on immersion by forcing “realistic” scales for every unit and building won’t improve the game—just like a laser focus on balance could theoretically give you a perfectly “fair” one-race game, but would kill variety and possibility. Game design is always a compromise between many aspects: balance, immersion, variety, player habits, and more. That’s also why most player-made SC2 mods have struggled. Pro players often focus almost exclusively on balance and neglect immersion, variety, and player habits. Viewers and casters tend to prioritize immersion and variety and sometimes forget about controls <text:span text:style-name="T17">and players’ habits</text:span>—which can be the reason certain changes simply aren’t feasible. With this mod, the goal is to stay as close as possible to original StarCraft 2; it’s not trying to turn the game into Brood War or something else. It’s just about making SC2 more attractive to everyone.</text:p>
      <text:p text:style-name="P19"><text:span text:style-name="T24">The mod makes the game better for everyone by adding variety while preserving the fundamental essence of StarCraft. And the development isn’t over yet. It now depends on how much the mod is played and how much feedback I get in order to improve the balance and other aspects. </text:span>So feel free to try it out by adding the <text:span text:style-name="T42">Y</text:span><text:span text:style-name="Emphasis">ouWant</text:span> mod to any map you like, share your feedback <text:span text:style-name="T43">and feel free to check out the details of the various unit changes</text:span>. I’ve also provided several very different maps to let you try out fully open maps, island maps, or anything in between. <text:span text:style-name="T42">Have fun!</text:span><text:span text:style-name="T24"><text:line-break/></text:span><text:line-break/><text:line-break/><text:span text:style-name="T18">Thanks for watching – more coming</text:span>.</text:p>
      <text:p text:style-name="P7"><text:span text:style-name="Strong_20_Emphasis"><text:span text:style-name="T3"><text:line-break/></text:span></text:spa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SC" svg:font-family="'Noto Sans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07T08:58:19.890000000</meta:creation-date>
    <dc:date>2025-12-10T23:27:11.044000000</dc:date>
    <meta:editing-duration>PT14H19M23S</meta:editing-duration>
    <meta:editing-cycles>47</meta:editing-cycles>
    <meta:generator>LibreOffice/7.6.7.2$Windows_X86_64 LibreOffice_project/dd47e4b30cb7dab30588d6c79c651f218165e3c5</meta:generator>
    <meta:document-statistic meta:table-count="0" meta:image-count="0" meta:object-count="0" meta:page-count="5" meta:paragraph-count="27" meta:word-count="2900" meta:character-count="16743" meta:non-whitespace-character-count="13861"/>
  </office:meta>
</office:document-meta>
</file>